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7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70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1pt" style:font-size-asian="11pt" style:font-size-complex="11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style:font-name="Liberation Sans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large_tube" table:style-name="ta1">
        <table:table-column table:style-name="co1" table:number-columns-repeated="1024" table:default-cell-style-name="ce6"/>
        <table:table-row table:style-name="ro1">
          <table:table-cell table:style-name="ce1" office:value-type="string" calcext:value-type="string">
            <text:p>Tube Informa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.D.</text:p>
          </table:table-cell>
          <table:table-cell table:style-name="ce2" office:value-type="string" calcext:value-type="string">
            <text:p>I.D.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Wt./Ft.</text:p>
            <text:p>(lbs.)</text:p>
          </table:table-cell>
          <table:table-cell table:style-name="ce2" office:value-type="string" calcext:value-type="string">
            <text:p>Part No.</text:p>
          </table:table-cell>
          <table:table-cell table:style-name="ce2" office:value-type="string" calcext:value-type="string">
            <text:p>Price / Ft</text:p>
          </table:table-cell>
          <table:table-cell table:number-columns-repeated="1018"/>
        </table:table-row>
        <table:table-row table:style-name="ro3">
          <table:table-cell table:style-name="ce3" table:formula="of:=0.75" office:value-type="float" office:value="0.75" calcext:value-type="float">
            <text:p><text:s/>3/4</text:p>
          </table:table-cell>
          <table:table-cell table:style-name="ce8" office:value-type="float" office:value="0.634" calcext:value-type="float">
            <text:p>0.634</text:p>
          </table:table-cell>
          <table:table-cell table:style-name="ce8" office:value-type="float" office:value="0.058" calcext:value-type="float">
            <text:p>0.058</text:p>
          </table:table-cell>
          <table:table-cell table:style-name="ce8" office:value-type="float" office:value="0.1506" calcext:value-type="float">
            <text:p>0.1506</text:p>
          </table:table-cell>
          <table:table-cell table:style-name="ce8" office:value-type="string" calcext:value-type="string">
            <text:p>03-36300</text:p>
          </table:table-cell>
          <table:table-cell table:style-name="ce12" office:value-type="currency" office:currency="USD" office:value="2.71" calcext:value-type="currency">
            <text:p>$2.71</text:p>
          </table:table-cell>
          <table:table-cell table:number-columns-repeated="1018"/>
        </table:table-row>
        <table:table-row table:style-name="ro3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5" office:value-type="string" calcext:value-type="string">
            <text:p>source:</text:p>
          </table:table-cell>
          <table:table-cell table:style-name="ce4" office:value-type="string" calcext:value-type="string">
            <text:p>http://www.aircraftspruce.com/catalog/mepages/alumtube_6061t6.ph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Design Properties</text:p>
          </table:table-cell>
          <table:table-cell table:number-columns-repeated="3"/>
          <table:table-cell table:style-name="ce1" office:value-type="string" calcext:value-type="string">
            <text:p>Material Properties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_avg</text:p>
          </table:table-cell>
          <table:table-cell table:style-name="ce9" table:formula="of:=([.A3]+[.B3])/2" office:value-type="float" office:value="0.692" calcext:value-type="float">
            <text:p>0.6920</text:p>
          </table:table-cell>
          <table:table-cell table:style-name="ce11" office:value-type="string" calcext:value-type="string">
            <text:p>in2</text:p>
          </table:table-cell>
          <table:table-cell/>
          <table:table-cell table:style-name="ce7" office:value-type="string" calcext:value-type="string">
            <text:p>density</text:p>
          </table:table-cell>
          <table:table-cell table:style-name="ce9" office:value-type="float" office:value="0.0975" calcext:value-type="float">
            <text:p>0.0975</text:p>
          </table:table-cell>
          <table:table-cell table:style-name="ce11" office:value-type="string" calcext:value-type="string">
            <text:p>lbm/in3</text:p>
          </table:table-cell>
          <table:table-cell table:formula="of:=[.F8]/1000/386.4" office:value-type="float" office:value="0.000000252329192546584" calcext:value-type="float">
            <text:p>2.52329192546584E-07</text:p>
          </table:table-cell>
          <table:table-cell office:value-type="string" calcext:value-type="string">
            <text:p>klbf/in3/g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Area</text:p>
          </table:table-cell>
          <table:table-cell table:style-name="ce9" table:formula="of:=(PI()*[.A3]^2/4)-(PI()*[.B3]^2/4)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9" table:formula="of:=PI()*[.B8]*[.C3]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10" table:formula="of:=PI()*[.B8]*[.C3]" office:value-type="float" office:value="0.12609096274448" calcext:value-type="float">
            <text:p>0.126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Jx</text:p>
          </table:table-cell>
          <table:table-cell table:style-name="ce10" table:formula="of:=[.B13]+[.B14]" office:value-type="float" office:value="0.24321837112938" calcext:value-type="float">
            <text:p>0.2432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y</text:p>
          </table:table-cell>
          <table:table-cell table:style-name="ce10" table:formula="of:=PI()/4*([.A3]^4-[.B3]^4)" office:value-type="float" office:value="0.12160918556469" calcext:value-type="float">
            <text:p>0.1216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z</text:p>
          </table:table-cell>
          <table:table-cell table:style-name="ce10" table:formula="of:=PI()/4*([.A3]^4-[.B3]^4)" office:value-type="float" office:value="0.12160918556469" calcext:value-type="float">
            <text:p>0.1216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mall_tube" table:style-name="ta1">
        <table:table-column table:style-name="co1" table:number-columns-repeated="1024" table:default-cell-style-name="ce6"/>
        <table:table-row table:style-name="ro1">
          <table:table-cell table:style-name="ce1" office:value-type="string" calcext:value-type="string">
            <text:p>Tube Informa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O.D.</text:p>
          </table:table-cell>
          <table:table-cell table:style-name="ce2" office:value-type="string" calcext:value-type="string">
            <text:p>I.D.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Wt./Ft.</text:p>
            <text:p>(lbs.)</text:p>
          </table:table-cell>
          <table:table-cell table:style-name="ce2" office:value-type="string" calcext:value-type="string">
            <text:p>Part No.</text:p>
          </table:table-cell>
          <table:table-cell table:style-name="ce2" office:value-type="string" calcext:value-type="string">
            <text:p>Price / Ft</text:p>
          </table:table-cell>
          <table:table-cell table:number-columns-repeated="1018"/>
        </table:table-row>
        <table:table-row table:style-name="ro3">
          <table:table-cell table:style-name="ce3" table:formula="of:=1/2" office:value-type="float" office:value="0.5" calcext:value-type="float">
            <text:p><text:s/>1/2</text:p>
          </table:table-cell>
          <table:table-cell table:style-name="ce8" office:value-type="float" office:value="0.43" calcext:value-type="float">
            <text:p>0.43</text:p>
          </table:table-cell>
          <table:table-cell table:style-name="ce8" office:value-type="float" office:value="0.035" calcext:value-type="float">
            <text:p>0.035</text:p>
          </table:table-cell>
          <table:table-cell table:style-name="ce8" office:value-type="float" office:value="0.1506" calcext:value-type="float">
            <text:p>0.1506</text:p>
          </table:table-cell>
          <table:table-cell table:style-name="ce8" office:value-type="string" calcext:value-type="string">
            <text:p>03-36300</text:p>
          </table:table-cell>
          <table:table-cell table:style-name="ce12" office:value-type="currency" office:currency="USD" office:value="2.71" calcext:value-type="currency">
            <text:p>$2.71</text:p>
          </table:table-cell>
          <table:table-cell table:number-columns-repeated="1018"/>
        </table:table-row>
        <table:table-row table:style-name="ro3">
          <table:table-cell table:style-name="ce4" table:number-columns-repeated="6"/>
          <table:table-cell table:number-columns-repeated="1018"/>
        </table:table-row>
        <table:table-row table:style-name="ro3">
          <table:table-cell table:style-name="ce5" office:value-type="string" calcext:value-type="string">
            <text:p>source:</text:p>
          </table:table-cell>
          <table:table-cell table:style-name="ce4" office:value-type="string" calcext:value-type="string">
            <text:p>http://www.aircraftspruce.com/catalog/mepages/alumtube_6061t6.php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Design Properties</text:p>
          </table:table-cell>
          <table:table-cell table:number-columns-repeated="3"/>
          <table:table-cell table:style-name="ce1" office:value-type="string" calcext:value-type="string">
            <text:p>Material Properties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r_avg</text:p>
          </table:table-cell>
          <table:table-cell table:style-name="ce9" table:formula="of:=([.A3]+[.B3])/2" office:value-type="float" office:value="0.465" calcext:value-type="float">
            <text:p>0.4650</text:p>
          </table:table-cell>
          <table:table-cell table:style-name="ce11" office:value-type="string" calcext:value-type="string">
            <text:p>in2</text:p>
          </table:table-cell>
          <table:table-cell/>
          <table:table-cell table:style-name="ce7" office:value-type="string" calcext:value-type="string">
            <text:p>density</text:p>
          </table:table-cell>
          <table:table-cell table:style-name="ce9" office:value-type="float" office:value="0.0975" calcext:value-type="float">
            <text:p>0.0975</text:p>
          </table:table-cell>
          <table:table-cell table:style-name="ce11" office:value-type="string" calcext:value-type="string">
            <text:p>lbm/in3</text:p>
          </table:table-cell>
          <table:table-cell table:formula="of:=[.F8]/1000/386.4" office:value-type="float" office:value="0.000000252329192546584" calcext:value-type="float">
            <text:p>2.52329192546584E-07</text:p>
          </table:table-cell>
          <table:table-cell office:value-type="string" calcext:value-type="string">
            <text:p>klbf/in3/g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Area</text:p>
          </table:table-cell>
          <table:table-cell table:style-name="ce9" table:formula="of:=(PI()*[.A3]^2/4)-(PI()*[.B3]^2/4)" office:value-type="float" office:value="0.0511294204371739" calcext:value-type="float">
            <text:p>0.051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9" table:formula="of:=PI()*[.B8]*[.C3]" office:value-type="float" office:value="0.0511294204371739" calcext:value-type="float">
            <text:p>0.051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Asy</text:p>
          </table:table-cell>
          <table:table-cell table:style-name="ce10" table:formula="of:=PI()*[.B8]*[.C3]" office:value-type="float" office:value="0.0511294204371739" calcext:value-type="float">
            <text:p>0.0511</text:p>
          </table:table-cell>
          <table:table-cell table:style-name="ce11" office:value-type="string" calcext:value-type="string">
            <text:p>in2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Jx</text:p>
          </table:table-cell>
          <table:table-cell table:style-name="ce10" table:formula="of:=[.B13]+[.B14]" office:value-type="float" office:value="0.0444723698962538" calcext:value-type="float">
            <text:p>0.0445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y</text:p>
          </table:table-cell>
          <table:table-cell table:style-name="ce10" table:formula="of:=PI()/4*([.A3]^4-[.B3]^4)" office:value-type="float" office:value="0.0222361849481269" calcext:value-type="float">
            <text:p>0.0222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Iz</text:p>
          </table:table-cell>
          <table:table-cell table:style-name="ce10" table:formula="of:=PI()/4*([.A3]^4-[.B3]^4)" office:value-type="float" office:value="0.0222361849481269" calcext:value-type="float">
            <text:p>0.0222</text:p>
          </table:table-cell>
          <table:table-cell table:style-name="ce11" office:value-type="string" calcext:value-type="string">
            <text:p>in4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ss" table:style-name="ta1">
        <table:table-column table:style-name="co2" table:default-cell-style-name="Default"/>
        <table:table-column table:style-name="co1" table:number-columns-repeated="5" table:default-cell-style-name="Default"/>
        <table:table-row table:style-name="ro4">
          <table:table-cell table:number-columns-repeated="6"/>
        </table:table-row>
        <table:table-row table:style-name="ro4">
          <table:table-cell office:value-type="string" calcext:value-type="string">
            <text:p>Structural Mass</text:p>
          </table:table-cell>
          <table:table-cell office:value-type="float" office:value="0.000036467" calcext:value-type="float">
            <text:p>0.000036467</text:p>
          </table:table-cell>
          <table:table-cell office:value-type="string" calcext:value-type="string">
            <text:p>kips/g</text:p>
          </table:table-cell>
          <table:table-cell table:number-columns-repeated="3"/>
        </table:table-row>
        <table:table-row table:style-name="ro4">
          <table:table-cell/>
          <table:table-cell table:formula="of:=[.B2]*1000*386.4" office:value-type="float" office:value="14.0908488" calcext:value-type="float">
            <text:p>14.0908488</text:p>
          </table:table-cell>
          <table:table-cell office:value-type="string" calcext:value-type="string">
            <text:p>lbs</text:p>
          </table:table-cell>
          <table:table-cell table:number-columns-repeated="3"/>
        </table:table-row>
        <table:table-row table:style-name="ro4">
          <table:table-cell table:number-columns-repeated="6"/>
        </table:table-row>
        <table:table-row table:style-name="ro4">
          <table:table-cell/>
          <table:table-cell table:style-name="ce14" office:value-type="string" calcext:value-type="string">
            <text:p>Weight/ft</text:p>
          </table:table-cell>
          <table:table-cell table:style-name="ce14" office:value-type="string" calcext:value-type="string">
            <text:p>Cost/ft</text:p>
          </table:table-cell>
          <table:table-cell table:style-name="ce14" office:value-type="string" calcext:value-type="string">
            <text:p>Lengths (ft)</text:p>
          </table:table-cell>
          <table:table-cell table:style-name="ce14" office:value-type="string" calcext:value-type="string">
            <text:p>Weight (lbs)</text:p>
          </table:table-cell>
          <table:table-cell table:style-name="ce14" office:value-type="string" calcext:value-type="string">
            <text:p>Cost</text:p>
          </table:table-cell>
        </table:table-row>
        <table:table-row table:style-name="ro4">
          <table:table-cell office:value-type="float" office:value="0.75" calcext:value-type="float">
            <text:p>0.75</text:p>
          </table:table-cell>
          <table:table-cell table:style-name="ce15" office:value-type="float" office:value="0.1506" calcext:value-type="float">
            <text:p>0.1506</text:p>
          </table:table-cell>
          <table:table-cell table:style-name="ce16" office:value-type="currency" office:currency="USD" office:value="2.71" calcext:value-type="currency">
            <text:p>$2.71</text:p>
          </table:table-cell>
          <table:table-cell table:style-name="ce15" office:value-type="float" office:value="88.7" calcext:value-type="float">
            <text:p>88.7</text:p>
          </table:table-cell>
          <table:table-cell table:style-name="ce15" table:formula="of:=[.B6]*[.D6]" office:value-type="float" office:value="13.35822" calcext:value-type="float">
            <text:p>13.35822</text:p>
          </table:table-cell>
          <table:table-cell table:style-name="ce16" table:formula="of:=[.C6]*[.D6]" office:value-type="currency" office:currency="USD" office:value="240.377" calcext:value-type="currency">
            <text:p>$240.38</text:p>
          </table:table-cell>
        </table:table-row>
        <table:table-row table:style-name="ro4">
          <table:table-cell office:value-type="float" office:value="0.5" calcext:value-type="float">
            <text:p>0.5</text:p>
          </table:table-cell>
          <table:table-cell table:style-name="ce15" office:value-type="float" office:value="0.0612" calcext:value-type="float">
            <text:p>0.0612</text:p>
          </table:table-cell>
          <table:table-cell table:style-name="ce16" office:value-type="currency" office:currency="USD" office:value="1.5" calcext:value-type="currency">
            <text:p>$1.50</text:p>
          </table:table-cell>
          <table:table-cell table:style-name="ce15" office:value-type="float" office:value="17.2" calcext:value-type="float">
            <text:p>17.2</text:p>
          </table:table-cell>
          <table:table-cell table:style-name="ce15" table:formula="of:=[.B7]*[.D7]" office:value-type="float" office:value="1.05264" calcext:value-type="float">
            <text:p>1.05264</text:p>
          </table:table-cell>
          <table:table-cell table:style-name="ce16" table:formula="of:=[.C7]*[.D7]" office:value-type="currency" office:currency="USD" office:value="25.8" calcext:value-type="currency">
            <text:p>$25.80</text:p>
          </table:table-cell>
        </table:table-row>
        <table:table-row table:style-name="ro4">
          <table:table-cell/>
          <table:table-cell table:style-name="ce15"/>
          <table:table-cell table:style-name="ce16"/>
          <table:table-cell table:style-name="ce15" table:number-columns-repeated="2"/>
          <table:table-cell table:style-name="ce16"/>
        </table:table-row>
        <table:table-row table:style-name="ro4">
          <table:table-cell table:number-columns-repeated="3"/>
          <table:table-cell table:style-name="ce17" office:value-type="string" calcext:value-type="string">
            <text:p>Totals</text:p>
          </table:table-cell>
          <table:table-cell table:style-name="ce14" table:formula="of:=SUM([.E6:.E7])" office:value-type="float" office:value="14.41086" calcext:value-type="float">
            <text:p>14.41086</text:p>
          </table:table-cell>
          <table:table-cell table:style-name="ce18" table:formula="of:=SUM([.F6:.F7])" office:value-type="currency" office:currency="USD" office:value="266.177" calcext:value-type="currency">
            <text:p>$266.18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/>
          <table:table-cell table:style-name="ce15" office:value-type="string" calcext:value-type="string">
            <text:p>Joints</text:p>
          </table:table-cell>
          <table:table-cell office:value-type="string" calcext:value-type="string">
            <text:p>Area/Joint</text:p>
          </table:table-cell>
          <table:table-cell office:value-type="string" calcext:value-type="string">
            <text:p>Total Area</text:p>
          </table:table-cell>
          <table:table-cell table:number-columns-repeated="2"/>
        </table:table-row>
        <table:table-row table:style-name="ro4">
          <table:table-cell table:style-name="ce13"/>
          <table:table-cell table:style-name="ce15" office:value-type="float" office:value="44" calcext:value-type="float">
            <text:p>44</text:p>
          </table:table-cell>
          <table:table-cell table:formula="of:=0.5*0.5" office:value-type="float" office:value="0.25" calcext:value-type="float">
            <text:p>0.25</text:p>
          </table:table-cell>
          <table:table-cell table:formula="of:=[.B13]*[.C13]" office:value-type="float" office:value="11" calcext:value-type="float">
            <text:p>11</text:p>
          </table:table-cell>
          <table:table-cell table:number-columns-repeated="2"/>
        </table:table-row>
        <table:table-row table:style-name="ro4">
          <table:table-cell/>
          <table:table-cell table:style-name="ce15"/>
          <table:table-cell table:number-columns-repeated="4"/>
        </table:table-row>
        <table:table-row table:style-name="ro4">
          <table:table-cell table:style-name="ce14" office:value-type="string" calcext:value-type="string">
            <text:p>Thickness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Cost/Sheet</text:p>
          </table:table-cell>
          <table:table-cell table:style-name="ce14" office:value-type="string" calcext:value-type="string">
            <text:p>Weight/ft2</text:p>
          </table:table-cell>
          <table:table-cell table:style-name="ce14"/>
          <table:table-cell table:style-name="ce14" office:value-type="string" calcext:value-type="string">
            <text:p>Total Weight</text:p>
          </table:table-cell>
        </table:table-row>
        <table:table-row table:style-name="ro4">
          <table:table-cell table:style-name="ce15" office:value-type="float" office:value="0.063" calcext:value-type="float">
            <text:p>0.063</text:p>
          </table:table-cell>
          <table:table-cell table:style-name="ce15" table:formula="of:=2*4" office:value-type="float" office:value="8" calcext:value-type="float">
            <text:p>8</text:p>
          </table:table-cell>
          <table:table-cell table:style-name="ce16" office:value-type="currency" office:currency="USD" office:value="33.98" calcext:value-type="currency">
            <text:p>$33.98</text:p>
          </table:table-cell>
          <table:table-cell table:style-name="ce15" table:formula="of:=0.889" office:value-type="float" office:value="0.889" calcext:value-type="float">
            <text:p>0.889</text:p>
          </table:table-cell>
          <table:table-cell table:style-name="ce15" table:formula="of:=[.$D$13]/[.B16]" office:value-type="float" office:value="1.375" calcext:value-type="float">
            <text:p>1.375</text:p>
          </table:table-cell>
          <table:table-cell table:style-name="ce15" table:formula="of:=[.D16]*[.$D$13]" office:value-type="float" office:value="9.779" calcext:value-type="float">
            <text:p>9.779</text:p>
          </table:table-cell>
        </table:table-row>
        <table:table-row table:style-name="ro4">
          <table:table-cell table:style-name="ce15" office:value-type="float" office:value="0.05" calcext:value-type="float">
            <text:p>0.05</text:p>
          </table:table-cell>
          <table:table-cell table:style-name="ce15" table:formula="of:=2*4" office:value-type="float" office:value="8" calcext:value-type="float">
            <text:p>8</text:p>
          </table:table-cell>
          <table:table-cell table:style-name="ce16" office:value-type="currency" office:currency="USD" office:value="27.16" calcext:value-type="currency">
            <text:p>$27.16</text:p>
          </table:table-cell>
          <table:table-cell table:style-name="ce15" office:value-type="float" office:value="0.713" calcext:value-type="float">
            <text:p>0.713</text:p>
          </table:table-cell>
          <table:table-cell table:style-name="ce15" table:formula="of:=[.$D$13]/[.B17]" office:value-type="float" office:value="1.375" calcext:value-type="float">
            <text:p>1.375</text:p>
          </table:table-cell>
          <table:table-cell table:style-name="ce15" table:formula="of:=[.D17]*[.$D$13]" office:value-type="float" office:value="7.843" calcext:value-type="float">
            <text:p>7.843</text:p>
          </table:table-cell>
        </table:table-row>
        <table:table-row table:style-name="ro4">
          <table:table-cell table:style-name="ce15" office:value-type="float" office:value="0.04" calcext:value-type="float">
            <text:p>0.04</text:p>
          </table:table-cell>
          <table:table-cell table:style-name="ce15" table:formula="of:=2*4" office:value-type="float" office:value="8" calcext:value-type="float">
            <text:p>8</text:p>
          </table:table-cell>
          <table:table-cell table:style-name="ce16" office:value-type="currency" office:currency="USD" office:value="21.04" calcext:value-type="currency">
            <text:p>$21.04</text:p>
          </table:table-cell>
          <table:table-cell table:style-name="ce15" office:value-type="float" office:value="0.57" calcext:value-type="float">
            <text:p>0.57</text:p>
          </table:table-cell>
          <table:table-cell table:style-name="ce15" table:formula="of:=[.$D$13]/[.B18]" office:value-type="float" office:value="1.375" calcext:value-type="float">
            <text:p>1.375</text:p>
          </table:table-cell>
          <table:table-cell table:style-name="ce15" table:formula="of:=[.D18]*[.$D$13]" office:value-type="float" office:value="6.27" calcext:value-type="float">
            <text:p>6.27</text:p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/>
          <table:table-cell office:value-type="string" calcext:value-type="string">
            <text:p>Rive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ax Range</text:p>
          </table:table-cell>
          <table:table-cell table:formula="of:=0.058+0.04" office:value-type="float" office:value="0.098" calcext:value-type="float">
            <text:p>0.098</text:p>
          </table:table-cell>
          <table:table-cell table:formula="of:=0.058+0.125" office:value-type="float" office:value="0.183" calcext:value-type="float">
            <text:p>0.183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Min Range</text:p>
          </table:table-cell>
          <table:table-cell table:formula="of:=0.035+0.04" office:value-type="float" office:value="0.075" calcext:value-type="float">
            <text:p>0.075</text:p>
          </table:table-cell>
          <table:table-cell table:number-columns-repeated="4"/>
        </table:table-row>
        <table:table-row table:style-name="ro4" table:number-rows-repeated="2">
          <table:table-cell table:number-columns-repeated="6"/>
        </table:table-row>
        <table:table-row table:style-name="ro4">
          <table:table-cell/>
          <table:table-cell office:value-type="string" calcext:value-type="string">
            <text:p>1/16-1/8</text:p>
          </table:table-cell>
          <table:table-cell table:number-columns-repeated="4"/>
        </table:table-row>
        <table:table-row table:style-name="ro4">
          <table:table-cell table:number-columns-repeated="6"/>
        </table:table-row>
        <table:table-row table:style-name="ro4">
          <table:table-cell/>
          <table:table-cell office:value-type="string" calcext:value-type="string">
            <text:p>elements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Number of elements</text:p>
          </table:table-cell>
          <table:table-cell table:style-name="ce15"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Number of rivets</text:p>
          </table:table-cell>
          <table:table-cell table:formula="of:=4*2*[.B29]" office:value-type="float" office:value="736" calcext:value-type="float">
            <text:p>736</text:p>
          </table:table-cell>
          <table:table-cell table:formula="of:=[.C29]*4" office:value-type="float" office:value="32" calcext:value-type="float">
            <text:p>3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16:13:11.6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56:19.296843054</meta:creation-date>
    <dc:date>2016-05-15T17:16:13.918000000</dc:date>
    <meta:editing-duration>PT2H25M52S</meta:editing-duration>
    <meta:editing-cycles>13</meta:editing-cycles>
    <meta:generator>LibreOffice/5.0.4.2$Windows_x86 LibreOffice_project/2b9802c1994aa0b7dc6079e128979269cf95bc78</meta:generator>
    <dc:creator>Peter McCloud</dc:creator>
    <meta:document-statistic meta:table-count="3" meta:cell-count="154" meta:object-count="0"/>
  </office:meta>
</office:document-meta>
</file>